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1417in"/>
    </style:style>
    <style:style style:name="co2" style:family="table-column">
      <style:table-column-properties fo:break-before="auto" style:column-width="0.889in"/>
    </style:style>
    <style:style style:name="ro1" style:family="table-row">
      <style:table-row-properties style:row-height="3.3929in" fo:break-before="auto" style:use-optimal-row-height="false"/>
    </style:style>
    <style:style style:name="ro2" style:family="table-row">
      <style:table-row-properties style:row-height="0.5362in" fo:break-before="auto" style:use-optimal-row-height="false"/>
    </style:style>
    <style:style style:name="ro3" style:family="table-row">
      <style:table-row-properties style:row-height="4.0654in" fo:break-before="auto" style:use-optimal-row-height="false"/>
    </style:style>
    <style:style style:name="ro4" style:family="table-row">
      <style:table-row-properties style:row-height="8.9398in" fo:break-before="auto" style:use-optimal-row-height="false"/>
    </style:style>
    <style:style style:name="ro5" style:family="table-row">
      <style:table-row-properties style:row-height="1.5445in" fo:break-before="auto" style:use-optimal-row-height="false"/>
    </style:style>
    <style:style style:name="ro6" style:family="table-row">
      <style:table-row-properties style:row-height="1.0402in" fo:break-before="auto" style:use-optimal-row-height="false"/>
    </style:style>
    <style:style style:name="ro7" style:family="table-row">
      <style:table-row-properties style:row-height="1.8807in" fo:break-before="auto" style:use-optimal-row-height="false"/>
    </style:style>
    <style:style style:name="ro8" style:family="table-row">
      <style:table-row-properties style:row-height="2.9311in" fo:break-before="auto" style:use-optimal-row-height="false"/>
    </style:style>
    <style:style style:name="ro9" style:family="table-row">
      <style:table-row-properties style:row-height="3.561in" fo:break-before="auto" style:use-optimal-row-height="false"/>
    </style:style>
    <style:style style:name="ro10" style:family="table-row">
      <style:table-row-properties style:row-height="5.298in" fo:break-before="auto" style:use-optimal-row-height="false"/>
    </style:style>
    <style:style style:name="ro11" style:family="table-row">
      <style:table-row-properties style:row-height="2.0484in" fo:break-before="auto" style:use-optimal-row-height="false"/>
    </style:style>
    <style:style style:name="ro12" style:family="table-row">
      <style:table-row-properties style:row-height="2.7209in" fo:break-before="auto" style:use-optimal-row-height="false"/>
    </style:style>
    <style:style style:name="ro13" style:family="table-row">
      <style:table-row-properties style:row-height="4.9339in" fo:break-before="auto" style:use-optimal-row-height="false"/>
    </style:style>
    <style:style style:name="ro14" style:family="table-row">
      <style:table-row-properties style:row-height="1.4744in" fo:break-before="auto" style:use-optimal-row-height="false"/>
    </style:style>
    <style:style style:name="ro15" style:family="table-row">
      <style:table-row-properties style:row-height="15.8591in" fo:break-before="auto" style:use-optimal-row-height="false"/>
    </style:style>
    <style:style style:name="ro16" style:family="table-row">
      <style:table-row-properties style:row-height="1.7126in" fo:break-before="auto" style:use-optimal-row-height="false"/>
    </style:style>
    <style:style style:name="ro17" style:family="table-row">
      <style:table-row-properties style:row-height="8.0291in" fo:break-before="auto" style:use-optimal-row-height="false"/>
    </style:style>
    <style:style style:name="ro18" style:family="table-row">
      <style:table-row-properties style:row-height="1.2925in" fo:break-before="auto" style:use-optimal-row-height="false"/>
    </style:style>
    <style:style style:name="ro19" style:family="table-row">
      <style:table-row-properties style:row-height="0.7043in" fo:break-before="auto" style:use-optimal-row-height="false"/>
    </style:style>
    <style:style style:name="ro20" style:family="table-row">
      <style:table-row-properties style:row-height="1.1102in" fo:break-before="auto" style:use-optimal-row-height="false"/>
    </style:style>
    <style:style style:name="ro21" style:family="table-row">
      <style:table-row-properties style:row-height="4.4016in" fo:break-before="auto" style:use-optimal-row-height="false"/>
    </style:style>
    <style:style style:name="ro22" style:family="table-row">
      <style:table-row-properties style:row-height="0.7457in" fo:break-before="auto" style:use-optimal-row-height="false"/>
    </style:style>
    <style:style style:name="ro23" style:family="table-row">
      <style:table-row-properties style:row-height="1.8382in" fo:break-before="auto" style:use-optimal-row-height="false"/>
    </style:style>
    <style:style style:name="ro24" style:family="table-row">
      <style:table-row-properties style:row-height="0.3819in" fo:break-before="auto" style:use-optimal-row-height="false"/>
    </style:style>
    <style:style style:name="ro25" style:family="table-row">
      <style:table-row-properties style:row-height="2.2165in" fo:break-before="auto" style:use-optimal-row-height="false"/>
    </style:style>
    <style:style style:name="ro26" style:family="table-row">
      <style:table-row-properties style:row-height="7.4272in" fo:break-before="auto" style:use-optimal-row-height="false"/>
    </style:style>
    <style:style style:name="ro27" style:family="table-row">
      <style:table-row-properties style:row-height="3.0571in" fo:break-before="auto" style:use-optimal-row-height="false"/>
    </style:style>
    <style:style style:name="ro28" style:family="table-row">
      <style:table-row-properties style:row-height="13.4917in" fo:break-before="auto" style:use-optimal-row-height="false"/>
    </style:style>
    <style:style style:name="ro29" style:family="table-row">
      <style:table-row-properties style:row-height="9.3043in" fo:break-before="auto" style:use-optimal-row-height="false"/>
    </style:style>
    <style:style style:name="ro30" style:family="table-row">
      <style:table-row-properties style:row-height="0.5638in" fo:break-before="auto" style:use-optimal-row-height="false"/>
    </style:style>
    <style:style style:name="ro31" style:family="table-row">
      <style:table-row-properties style:row-height="4.752in" fo:break-before="auto" style:use-optimal-row-height="false"/>
    </style:style>
    <style:style style:name="ro32" style:family="table-row">
      <style:table-row-properties style:row-height="5.6626in" fo:break-before="auto" style:use-optimal-row-height="false"/>
    </style:style>
    <style:style style:name="ro33" style:family="table-row">
      <style:table-row-properties style:row-height="7.4835in" fo:break-before="auto" style:use-optimal-row-height="false"/>
    </style:style>
    <style:style style:name="ro34" style:family="table-row">
      <style:table-row-properties style:row-height="1.3764in" fo:break-before="auto" style:use-optimal-row-height="false"/>
    </style:style>
    <style:style style:name="ro35" style:family="table-row">
      <style:table-row-properties style:row-height="0.378in" fo:break-before="auto" style:use-optimal-row-height="false"/>
    </style:style>
    <style:style style:name="ro36" style:family="table-row">
      <style:table-row-properties style:row-height="6.7547in" fo:break-before="auto" style:use-optimal-row-height="false"/>
    </style:style>
    <style:style style:name="ro37"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fo:border="0.06pt solid #000000"/>
      <style:text-properties style:use-window-font-color="true" style:font-name="Liberation Mono" fo:font-size="10pt" style:font-name-asian="Liberation Mono" style:font-size-asian="10pt" style:font-name-complex="Liberation Mono" style:font-size-complex="10pt"/>
    </style:style>
    <style:style style:name="ce2" style:family="table-cell" style:parent-style-name="Default">
      <style:table-cell-properties fo:wrap-option="wrap" fo:border="0.06pt solid #000000"/>
    </style:style>
    <style:style style:name="ce3" style:family="table-cell" style:parent-style-name="Default">
      <style:table-cell-properties fo:wrap-option="wrap"/>
    </style:style>
  </office:automatic-styles>
  <office:body>
    <office:spreadsheet>
      <table:table table:name="Sheet1" table:style-name="ta1">
        <table:table-column table:style-name="co1" table:default-cell-style-name="ce3"/>
        <table:table-row table:style-name="ro1">
          <table:table-cell table:style-name="ce1" office:value-type="string" calcext:value-type="string">
            <text:p>Dear Engauge developers and community,<text:line-break/><text:line-break/>I have recently used Engauge digitizer to extract xy data from some graphs and the application is indeed awesome. The only limitation I experienced was with faceted graphs. I digitized one of such graphs facet by facet: each time redefining the Cartesian, clearing the previous curve (because its data changes anyway when the Cartesian is redefined to match the next facet), digitizing and then exporting the data to csv output.<text:line-break/><text:line-break/>After digitizing all facets, the project contains the Cartesian definition and respective curves from only the last facet digitized. I think the following improvement could make Engauge even more powerful when working with faceted graphs:<text:line-break/><text:line-break/>- functionality to define more than one Cartesian on the same image i.e. one Cartesian for each facet thereby enabling a user to choose what Cartesian is active and build curves based on it. Accordingly, the export data would contain both curve and Cartesian ID's defined by the user. It would also mean that at the end of a project one has a record of how the all the facets were digitized and can just store that as a .dig file.<text:line-break/><text:line-break/>With best regards, <text:line-break/><text:line-break/>Shekeine</text:p>
          </table:table-cell>
        </table:table-row>
        <table:table-row table:style-name="ro2">
          <table:table-cell table:style-name="ce1" office:value-type="string" calcext:value-type="string">
            <text:p>Would the developers of this project be amiable to accepting a patch that improves the keyboard shortcuts? For instance, Ctrl+S is bound to both save and select mode.</text:p>
          </table:table-cell>
        </table:table-row>
        <table:table-row table:style-name="ro3">
          <table:table-cell table:style-name="ce1" office:value-type="string" calcext:value-type="string">
            <text:p>Engauge can export interpolated datas. That is a great feature. <text:s/><text:line-break/>But, it make not always sens to do so, and depending to the precision of the noriginal cuvre or its nature, the result can be very tedious. As example, the caracteristics for vacuum tubes or transistors are shown on set of curves, each curve on a set is not begining or ending on the same x value. <text:s/><text:line-break/>The resulting extrapolation is sometime good, sometime bad, depending to the nprecision of the particular curve. It is also always subject to caution. That because to try to mesure it, would imply to destruct the componant, and also because nobody can know exactly what will append in such extreme conditions. <text:s/><text:line-break/>So, it would be great to have an option into the export setup that will nlimitate the extrapolation, or at least its exportation, betwenn the first and the last point of a curve, independently of the other curves.<text:line-break/><text:line-break/>Interpolation is performed when the point of interest is between two data points (using just those two points for linear interpolation or more points for cubic and other types of interpolation), and extrapolation is performed when the point of interest is outside of all the data points - either before or after. Engauge both interpolates and extrapolates. <text:s/><text:line-break/>For an immediate solution you might switching the output Settings to Raw Xs nAnd Ys. No interpolations or extrapolations are performed. You can then perform interpolations using some tool (Excel, a script, ...) as you want them. <text:s/><text:line-break/>Another idea would be to export both Raw Xs And Ys, and then export ninterpolated/extrapolated results, and use the boundaries defined in the Raw Xs And Ys outputs to throw away out-of-bounds extrapolated points. <text:s/><text:line-break/>I'll see if there is a way to add this capability to Engauge. <text:s text:c="2"/>n <text:s text:c="2"/>Mark Mitchell <text:line-break/><text:line-break/>Thank you for the answer. <text:s text:c="2"/>I am using raw Xs And Ys outputs for now, with a little bash script and gnumeric. Dominique Libre</text:p>
          </table:table-cell>
        </table:table-row>
        <table:table-row table:style-name="ro4">
          <table:table-cell table:style-name="ce2" office:value-type="string" calcext:value-type="string">
            <text:p>Hello Folks,<text:line-break/><text:line-break/>I would like to make use of Engauge for digitizing images of well logs. <text:s/>These are extremely large images (hundreds of megapixels, typical dimensions 2000 pixels by 100000 pixels), and contain what is essentially a very long strip chart recording of various geophysical properties recorded in a wellbore versus depth. <text:s/>I have briefly looked into using Engauge for this purpose, and found that it currently doesn't meet my needs in several respects. <text:s/>Therefore, I would like to propose the following enhancements:<text:line-break/><text:line-break/>1. Support import of TIFF files (probably via libtiff).<text:line-break/>2. Support images up to at least 2 gigapixels, and at least 32 gigapixels in either dimension.<text:line-break/>3. Support vertical orientation of X axis in order to handle large images with vertical X axis orientation that aren't easily rotated.<text:line-break/>4. Support input of metadata regarding the image that can be optionally included in the exported data file.<text:line-break/><text:line-break/>To be fair, it has been a while since I last tried using Engauge for this purpose, and I haven't used it for anything else. <text:s/>So, I may have overlooked some existing capabilities.<text:line-break/><text:line-break/>I would be interested to know whether someone else may have already implemented or started working on any of these enhancements. <text:s/>If not, then I propose to start working on them myself. <text:s/>I would probably attempt to tackle the TIFF file import issue first.<text:line-break/><text:line-break/>I have not yet reviewed the Engauge source code or development docs to any substantial degree, and would appreciate any tips that someone may be able to provide to help get me started down the right path.<text:line-break/><text:line-break/>Thanks,<text:line-break/>Kevin M.\<text:line-break/><text:line-break/>Hi Kevin,<text:line-break/><text:line-break/>Thanks for your interest in and suggestions for Engauge. Development isn't very active for a while now, so don't hold your breath. But contributed improvements can be included quite timely.<text:line-break/><text:line-break/>Responding to your proposed enhancements:<text:line-break/>1. While it seems quite easy to integrate libtiff, the code now uses generic qt methods to read the images. That is a neat approach and there will be little desire to change this for something that can be easily worked around outside of engauge. Unless you use 16bit tiff you can easily convert to, say, png and operate on that.<text:line-break/>2. That is probably the most interesting one and your show stopper, I guess. Not being the original developer, I could not even find the current limits or even the reason for them. <text:s/>I see no principle reason for them, but the algorithms may well we quite slow on images that size.<text:line-break/>3. All your axis can be any direction already. <text:line-break/>4. Not quite sure what you would want in there.<text:line-break/><text:line-break/>So the first thing would be to try and find out where that dimension limit comes from and if that can be easily fixed, how happy you are with the performance you get with your image sizes.<text:line-break/><text:line-break/>Cheers,<text:line-break/>Tobias"<text:line-break/><text:line-break/>Have you made any progress on this issue? I have the same problem in wanting to convert oil well log TIFF files to digital. The Engauge code seems to blow up using a TIF to PNG conversion. If you have found any solution within this program or settled on another solution I will appreciate the information. <text:s/><text:line-break/>Chuck</text:p>
          </table:table-cell>
        </table:table-row>
        <table:table-row table:style-name="ro5">
          <table:table-cell table:style-name="ce1" office:value-type="string" calcext:value-type="string">
            <text:p>Whenever I export curve data from points that I have manually added to a chart nusing the curve point tool, if I have two points with the same x value, the second point is dropped from the exported data<text:line-break/><text:line-break/>Me too! I have a column graph with categorical variables along the x and I need to get means (top of the column) and standard errors (error bar on top of the column). For each column, these points obviously have different y values, but the same x values. When I export, only one value shows up per column. The way around this, in my case, is to purposely click a little left or right of the first point so that the x-values are slightly different. This only works if you don't care about x-values, like if you have categorical data on the x.\</text:p>
          </table:table-cell>
        </table:table-row>
        <table:table-row table:style-name="ro6">
          <table:table-cell table:style-name="ce1" office:value-type="string" calcext:value-type="string">
            <text:p><text:s/>wonder whether it is possible to have the following functionality, manually input x coordinate, engauge digitizer automatically gives y coordinate, when everything is done, output all information into a file. <text:s/><text:line-break/>The reasons to propose that are, <text:s text:c="2"/>n(1) sometimes, we know the exact x coordinate, say, should be integers, but when clicking on the graph, we cannot reach the accuracy <text:s text:c="2"/>(2) when we know the exact locations of x coordinates, inputting on keyboard is faster than locating an accurate spot on the graph\</text:p>
          </table:table-cell>
        </table:table-row>
        <table:table-row table:style-name="ro7">
          <table:table-cell table:style-name="ce1" office:value-type="string" calcext:value-type="string">
            <text:p>Was manually digitizing an x-y chart and noticed that in the middle of the chart, the \"indicated\" position from Engauge deviated from the visual position on chart. In other words, if I placed the cross-hairs at the intersection of two grid lines on the interior of the chart, the indicated position by Engauge was off in both x-and y- directions. The chart is log-log, so, maybe, it isn't as bad as I think, but I'd like to have more accurate results from Engauge. <text:s/><text:line-break/>My guess is that the chart is slightly distorted (e.g. page not flat when nscanning from a hardcover book), and I would like a way to correct for this. <text:s/><text:line-break/>One way I thought of is to have the ability to define more axis points or ninterior grid points. If you could define some interoior grid points, it would make interpolating the x-y positions more \"accurate\". <text:s/><text:line-break/>Any other suggestions?\</text:p>
          </table:table-cell>
        </table:table-row>
        <table:table-row table:style-name="ro8">
          <table:table-cell table:style-name="ce2" office:value-type="string" calcext:value-type="string">
            <text:p>Hi,<text:line-break/><text:line-break/>I just discovered Engauge: it looks great. Now a question: do you consider extending the capabilities of engauge to vector gaphics formats, like eps or pdf?<text:line-break/><text:line-break/>This should be considerably simpler, as the set of points are usually well defined in the file, and the only affine transfo needed are translation and rescaling. Still, obtaining the data from a figure in the &amp;quot;physical units&amp;quot; defined by the axis, rather than in arbitrary local &amp;quot;graphical units&amp;quot;, would be extremely useful to many: have a look on www.arXiv.org, or any scientific journal homepage where all papers are available as ps or pdf files. <text:line-break/><text:line-break/>This has therefore been on my list of interesting info projects for some time...<text:line-break/><text:line-break/>Sincerely,<text:line-break/><text:line-break/>Jean Orloff</text:p>
          </table:table-cell>
        </table:table-row>
        <table:table-row table:style-name="ro9">
          <table:table-cell table:style-name="ce1" office:value-type="string" calcext:value-type="string">
            <text:p>Just wondering, does this software have the ability to automatically detect axes (both scale, and min/max)?<text:line-break/><text:line-break/>It would be nice to just import an image, and hit just one button and get a list of data points etc.<text:line-break/><text:line-break/>The command line option '-axes' is used along with the '-import' option to import a file and automatically generate the three axes points. <text:line-break/> <text:s/><text:line-break/>If you are working with a single image, then this feature does not help much. However, if you are working with many images, and the command line can be generated for you (by a script for example), then a lot of the tedious work is eliminated. <text:line-break/> <text:s/><text:line-break/>A basic assumption in the software is that most images require human intervention to make sense out of all the information. For example, if your data looks like a big X, then are you seeing one curve from bottom-left to upper-right and another from top-left to bottom-right, or are you seeing one v-shaped curve above another inverted-v curve? <text:line-break/> <text:s/><text:line-break/>Maybe in the future templates could be used to automate the most common images, to get the &amp;quot;one button&amp;quot; capability you mention. <text:line-break/> <text:s/><text:line-break/> -Mark Mitchell\</text:p>
          </table:table-cell>
        </table:table-row>
        <table:table-row table:style-name="ro10">
          <table:table-cell table:style-name="ce2" office:value-type="string" calcext:value-type="string">
            <text:p>I just downloaded Engauge Digitizer 2.12 (digit-exe-osx-2_12.tar.gz) and untarred it in my Applications directory under my home directory. <text:s/>I can launch Enguage and import the sample pictures, but when I try to import a jpg of the graph I want to digitize, it simply crashes. <text:s/>I am running OSX 10.2.8 on an iMac and the graph is 772K and was scanned in on hp scanner on a PC. <text:s/>Although the original was black &amp;amp; white, the jpg was scanned in color at 200 dpi. <text:s/>[The Plot Digitizer does open the jpg with no problem.]<text:line-break/><text:line-break/>After finding an OSX system, I was able to try out your picture, and had no problems.<text:line-break/><text:line-break/>I believe the problem is a lack of memory on your iMac. I was using OSX 10.3 on a PowerPC G4 with 256 megabytes. A quick google search brought up a site (http://www.wap.org/journal/imac/imacmemory.html) that mentioned an iMac might have only 32 megabytes. That seems quite small when the minimum memory for Linux is 192 megabytes.<text:line-break/><text:line-break/>You might consider reducing the size of your picture. The smaller picture might fit into your available memory.<text:line-break/><text:line-break/>Good luck,<text:line-break/>Mark Mitchell"<text:line-break/><text:line-break/>Ok, I was close when I was thinking that the problem was a lack of memory. Skip the next paragraph if you are not a programmer.<text:line-break/><text:line-break/>It looks like the default stack size limit in OSX is 512K. Engauge is overflowing the stack when it is performing some highly recursive computations. Interestingly, OSX does not seem to like 'ulimit -s unlimited'.<text:line-break/><text:line-break/>An immediate fix is for you to run the command 'ulimit -s 65536' before starting Engauge. This increases the stack memory to 65 megabytes, which should be enough.<text:line-break/><text:line-break/>I will look into increasing the stack size setting in Engauge so the above step is no longer necessary, but that fix will not be available until the next release.<text:line-break/><text:line-break/>-Mark Mitchell"</text:p>
          </table:table-cell>
        </table:table-row>
        <table:table-row table:style-name="ro11">
          <table:table-cell table:style-name="ce1" office:value-type="string" calcext:value-type="string">
            <text:p>Thank you, with your suggestion I figured it out. <text:line-break/><text:line-break/>This is really a great program. <text:s/>However, I would like you to consider one feature request, I would recommend that during the part where the axis setting is being defined, you allow the movement of the cursor via the the arrow keys so as to more accurately place the cursor at the axis positions. <text:s/>Once the cursor is where it needs to be, you can hit return.<text:line-break/><text:line-break/>Movement of the cursor is more accurately placed via arrow keystrokes than trying to define it via a mouse movement.<text:line-break/><text:line-break/>thx<text:line-break/>RLC"</text:p>
          </table:table-cell>
        </table:table-row>
        <table:table-row table:style-name="ro5">
          <table:table-cell table:style-name="ce1" office:value-type="string" calcext:value-type="string">
            <text:p>Would it be possible to have the grid lines display as another color or give the user the option to specify color for them? The reason being that they are very hard to see with the current grey color since most of my graph grids are black.<text:line-break/><text:line-break/>Also, when I choose to display my axes I have noticed they are drawn in the order the three points were entered, not as an orthogonal pair. I know I can get around this by the order I enter them, but I am the usual lazy user.<text:line-break/><text:line-break/>Thanks for your work on this powerful program. I have just begun to use it and it is proving to be very useful.\r</text:p>
          </table:table-cell>
        </table:table-row>
        <table:table-row table:style-name="ro8">
          <table:table-cell table:style-name="ce2" office:value-type="string" calcext:value-type="string">
            <text:p>Hi, <text:line-break/>First thanks for the great product. <text:s/>I have recently used Engauge as part of a large meta-analysis and it greatly eased the data collection. <text:s/><text:line-break/><text:line-break/>I have two feature requests:<text:line-break/>1. Error Bars. <text:s/>Meta-analyses require that both an estimate of the mean and error of the mean be included. <text:s/>Data from studies will display this as a mean with and error bar. <text:s/>Currently, to digitize this information, you have to digitize two curves, export the data to a spreadsheet, match it up manually and then subtract the two values. <text:s/>A very useful feature for this would be to have two clicks for each point, one the mean and the other the mean +/- the error bar, and then have the difference calculated automatically. <text:s/><text:line-break/><text:line-break/>2. <text:s/>Qualitative values. <text:s/>Many factorial experiments in biological studies do not have continuous x variables, instead they have treatment combinations such as control/experiment or treatment1/treatment2/treatment3...<text:line-break/>It was relatively easy to just use arbitrary x axis values and then use the ordering of the x-values as a proxy for the treatment combinations, but it would be easier if one could divide the x-axis into regions that represented the qualitative regions that represent the different treatment combinations.<text:line-break/><text:line-break/>Thanks again for the excellent program.</text:p>
          </table:table-cell>
        </table:table-row>
        <table:table-row table:style-name="ro12">
          <table:table-cell table:style-name="ce1" office:value-type="string" calcext:value-type="string">
            <text:p>When I go to \\Help\\User Manual\\Date/Time Converter, it opens in a window that says I need to open it in a browser with Java. How do I get the program to open the .html file in Firefox?<text:line-break/><text:line-break/>Are you seeing &amp;quot;This form requires Javascript! Use a browser such as Firefox, Internet Explorer, Opera, or Mozilla&amp;quot;? If so, your default browser may not be set up to run javascript. Try double clicking on file digitizer/usermanual/dateconvert.html, and see what browser starts up. Even if a browser such as Firefox appears, it still will not work if you have turned off javascript. Please note that java and javascript are not the same.<text:line-break/><text:line-break/>Sometimes people turn off javascript to improve their security. Check your browser preferences to see if javascript is turned off.<text:line-break/><text:line-break/>If you still have problems, please identify your operating system, default browser, and the results of your experiments above.<text:line-break/><text:line-break/>-Mark Mitchell</text:p>
          </table:table-cell>
        </table:table-row>
        <table:table-row table:style-name="ro13">
          <table:table-cell table:style-name="ce2" office:value-type="string" calcext:value-type="string">
            <text:p>First, I love this program. <text:s/>Thank you for contributing the world community.<text:line-break/><text:line-break/>I'm trying to digitize charts which have multiple trendlines across linear X and Y axis. <text:s/>I managed to get it to export a CSV of Y values interpolated to a stepped X series. <text:s/>For example..<text:line-break/>X <text:s text:c="6"/>Y<text:line-break/>=== <text:s text:c="4"/>===<text:line-break/>0 <text:s text:c="6"/>-12.31<text:line-break/>1 <text:s text:c="6"/>-11.1<text:line-break/>2 <text:s text:c="6"/>-10<text:line-break/>3 <text:s text:c="6"/>-8.3<text:line-break/>4 <text:s text:c="6"/>-5<text:line-break/>5 <text:s text:c="6"/>-3<text:line-break/>6 <text:s text:c="6"/>-.23<text:line-break/>7 <text:s text:c="6"/>3.4<text:line-break/>8 <text:s text:c="6"/>6.75<text:line-break/>9 <text:s text:c="6"/>9.123<text:line-break/>10 <text:s text:c="5"/>12.241<text:line-break/><text:line-break/>My issue is that the trend line actually only extends from the X values of 3 to 8. <text:s/>It appears that when I use Settings --&amp;gt; Export Setup... --&amp;gt; choose &amp;quot;Interpolate Y's at grid line X&amp;quot;, that it extrapolates outside of the first and last points of the trend lines I traced.<text:line-break/><text:line-break/>Unfortunately this is a showstopper for me since I have thousands of charts. <text:s/>Do you have a simple way of limiting the outputs to only the traced trend lines, leaving some character like &amp;quot;x&amp;quot; in the place of non-existent values?<text:line-break/><text:line-break/>Thanks for this WONDERFUL software.<text:line-break/>Enrique"</text:p>
          </table:table-cell>
        </table:table-row>
        <table:table-row table:style-name="ro14">
          <table:table-cell table:style-name="ce2" office:value-type="string" calcext:value-type="string">
            <text:p>I am trying to digitize some curves in a graph.<text:line-break/>How can it result in multiple Y values for individual X value in a dataset?<text:line-break/>The version of the software I have (v4.1) will not allow me to to create a dataset that is monotonically increasing X axis. Is there a way to to create a dataset that have individual X axis with multiple Y? Thanks! <text:line-break/><text:line-break/>I suggest that the Engauge Digitizer should add the function of Dadaset. Each dataset have the same X axis from every curve data included. There are deferent X axis between Datasets.</text:p>
          </table:table-cell>
        </table:table-row>
        <table:table-row table:style-name="ro15">
          <table:table-cell table:style-name="ce2" office:value-type="string" calcext:value-type="string">
            <text:p>I was trying to digitize some spectra and noticed some problems. <text:s text:c="3"/>First, some images to play with:<text:line-break/><text:line-break/>http://www.rosco.com/images/filters/roscolux/2007.jpg<text:line-break/>http://www.gamcolor.com/catalog/gamcolor/colors/250.jpg<text:line-break/>http://ledmuseum.candlepower.us/eighth/gecflbl.gif<text:line-break/><text:line-break/>Each of these sites has hundreds of spectra, all computer generated so they should be easy to work with. <text:s text:c="3"/>All the spectra of the first two sites should be exactly identical except for the line to be traced. <text:s text:c="3"/>This means that the X and Y ranges and the pixel positions of the axes should be identical. <text:s text:c="4"/>The third site has several different types of plots (evolved over time) but the plots are probably identical within those types. <text:s text:c="3"/>The first two sites are spectra for theatrical gels, the third from light sources.<text:line-break/><text:line-break/>None of the issues are really limited to this kind of plot. <text:s text:c="3"/>There are lots of other types of plots that would have similar characteristics. <text:s text:c="3"/>For example, a graph in a powerpoint presentation may have<text:line-break/>a color gradient background.<text:line-break/><text:line-break/>2007.jpg is one I actually tested in the program. <text:s text:c="3"/>Issues:<text:line-break/><text:line-break/> <text:s/>- handling of gradient backgrounds (rainbows). <text:s text:c="4"/>Basically, we want to ignore anything that isn't<text:line-break/> <text:s text:c="4"/>black. <text:s text:c="3"/>It is complicated a bit by antialiased lines, so you get shades of gray and by possible<text:line-break/> <text:s text:c="4"/>mixing of those shades of gray with the gradient. <text:s text:c="3"/>on 2007.jpg, setting the discretize method to<text:line-break/> <text:s text:c="4"/>value 0 to 43 almost works. <text:s text:c="3"/>Grid lines are all lost, which is fine. <text:s text:c="3"/>Axes are lost which is ok<text:line-break/> <text:s text:c="4"/>if you aren't relying on the program to find them and you display the original image when picking<text:line-break/> <text:s text:c="4"/>your three axis points. <text:s text:c="4"/>But there is a little bump on the curve that separates it into <text:line-break/> <text:s text:c="4"/>two different segments.<text:line-break/><text:line-break/> <text:s/>- Handling of HSV in discretizing could easily be improved and that would do a lot on the <text:line-break/> <text:s text:c="4"/>gradients and many other situations. <text:s text:c="3"/>You only allow a range on a single parameter.<text:line-break/> <text:s text:c="4"/>In the 2007.jpg example, <text:s/>setting a range on both saturation and value would help (hue isn't<text:line-break/> <text:s text:c="4"/>useful in this example because colors near black and white have random hues). <text:s text:c="4"/>For plots<text:line-break/> <text:s text:c="4"/>with colored lines, hue would be used as well. <text:s text:c="4"/>You want to define a rectangular solid or a<text:line-break/> <text:s text:c="4"/>sphere in color space. <text:s text:c="3"/>Same for RGB.<text:line-break/><text:line-break/> <text:s/>- Batch handling. <text:s text:c="3"/>These plots should be very easy to batch process. <text:s text:c="3"/>They aren't.<text:line-break/> <text:s text:c="4"/>I tried -import and -export which help. <text:s text:c="3"/>I set the session settings to remember coordinates, <text:line-break/> <text:s text:c="4"/>axes, scale bar, segments, and discretize. <text:s text:c="4"/>So, I would expect to be able to have a shell <text:line-break/> <text:s text:c="4"/>script sequence through the files and have it work automatically except for having to click<text:line-break/> <text:s text:c="4"/>on the curve and exit the program. <text:s text:c="3"/>Doesn't work. <text:s text:c="3"/>The program doesn't remember the x,y<text:line-break/> <text:s text:c="4"/>coordinates of the three axis points or the range of each axis, so it outputs pixel coordinates.<text:line-break/><text:line-break/> <text:s/>- Once you have traced a segment, you are stuck with those curve points. <text:s text:c="3"/>If you adjust settings<text:line-break/> <text:s text:c="4"/>and trace again you get duplicate points (or worse if an earlier trace followed garbage). <text:s text:c="3"/>You<text:line-break/> <text:s text:c="4"/>need to be able to clear the curve points and start over but there is no button or menu option <text:line-break/> <text:s text:c="4"/>for this that I can find.<text:line-break/><text:line-break/> <text:s/>- mark plot area boundary. <text:s text:c="3"/>Select a crop rectangle (that can be remembered across sessions), that <text:line-break/> <text:s text:c="4"/>denotes the area to be processed. <text:s text:c="3"/>Everything outside (text, other plots, etc.) is ignored.<text:line-break/><text:line-break/> <text:s/>- when changing discretization settings, you can't enlarge the window to get a more useful preview.<text:line-break/><text:line-break/> <text:s/>- although there is a command line option to set the axis range, there is none to set the axis<text:line-break/> <text:s text:c="4"/>positions.<text:line-break/><text:line-break/> <text:s/>- for scanned images, there should be derotation - it doesn't necessarily need to rotate the image<text:line-break/> <text:s text:c="4"/>which might introduce artifacts but it should set the horizontal and vertical vectors for<text:line-break/> <text:s text:c="4"/>identifying grid lines and axes.<text:line-break/><text:line-break/>The second URL has a much worse gradient. <text:s/>It is so dark it is hard to follow by eye in sections. <text:s/>But it should be traceable. <text:s text:c="3"/>The third only has the gradient under the curve.<text:line-break/><text:line-break/>I think the current practice of discretizing the image and removing axis lines is a mistake. <text:s text:c="3"/>Makers of OCR software learned long ago that discretizing was a bad idea. <text:s text:c="3"/>Don't throw away information.<text:line-break/>Instead of subtracting the axes from images which leaves gaps, just remember their positions. <text:s text:c="3"/>When tracing a curve you will come to forks in the road when you intersect a solid or dashed axis. <text:s/>Note the direction and length of each fork. <text:s text:c="3"/>If there is a fork of significant length (as opposed to a few pixels long due to noise) that is not horizontal or vertical and in the position of an axis, use it. <text:s text:c="4"/>Follow axis aligned forks only when there isn't a better path. <text:s text:c="4"/>That way, you ignore the axis but not the plot line when it happens to run along an axis and you don't create gaps. <text:s text:c="3"/>Grey information on a line due to anti-aliased plotting or aliasing on scanning, can be used to more accurately identify lines. <text:s text:c="3"/>You consider not only the value of a pixel but the value of neighboring pixels. <text:s text:c="4"/>Thus, a 75% pixel bordered by 50% and then 25% pixels: 25% 50% 75% 50% 25% represents a line of width about 3 with a good level of accuracy where thresholding would be confused by brightness changes, noise pixels, etc.<text:line-break/>Not only does it help you identify lines, it helps you position the curve points on the line much more accurately (centroid). <text:s/>It also helps you distinguish grid, axis, and curve based on width, where possible. <text:s/>In one pass, you generate all the segments, breaking them where there is a fork. <text:s text:c="3"/>In the second pass, you decide which ones are curves and which ones to join together. <text:s text:c="4"/>This two pass approach also facilitates importing vector files such as PDF filtered through pstoedit where you can skip the first pass. <text:s text:c="3"/>Consider the case where you have an outside background color A, inside background B, axis line color C, grid line color D, and curve colores E, F, and G. <text:s text:c="3"/>By not discretizing, you can match each segment of a curve, grid, or axis pretty well by matching the color of that segment. <text:s/>Most of the errors I see in tracing are due to throwing away way too much information: discretizing and worse throwing away color information during the discretization process.<text:line-break/><text:line-break/>There are many computer generated plots online without the corresponding data files. <text:s/>These should be easier to trace than scanned images though many of the techniques for tracing them will also help with scanned images.<text:line-break/><text:line-break/>These three images, and an assortment of others from the same sites, would be good for the developers to use for testing because they represent a plot quality and uniformity that should allow 100% automatic operation, 100% reliable curve tracing, and close to 100% point accuracy (subject to resolution of original plot)., and batch operation that isn't possible with scanned images. <text:s text:c="4"/>If the program can't handle these, it points to algorithmic problems. <text:s text:c="3"/><text:line-break/><text:line-break/>Between 540 and 560nm on 2007.jpg there is possibly some error in curve positions due to an axis line, but crude axis removal would completely obliterate that segment. <text:s text:c="3"/>It would be possible to compensate for the centroid shift due to a nearby axis line</text:p>
          </table:table-cell>
        </table:table-row>
        <table:table-row table:style-name="ro16">
          <table:table-cell table:style-name="ce1" office:value-type="string" calcext:value-type="string">
            <text:p>Hey,<text:line-break/><text:line-break/>I am using version 2.14 of Digitizer and trying to use the Point Match function to digitize data. In the tutorials, it says that if you want to reject a data point, use the space bar. However, that doesn't seem to be working for me, and I am wondering if there was a different way to reject data points in the older versions of the program.<text:line-break/><text:line-break/>Thanks,<text:line-break/><text:line-break/>Kyle</text:p>
          </table:table-cell>
        </table:table-row>
        <table:table-row table:style-name="ro17">
          <table:table-cell table:style-name="ce2" office:value-type="string" calcext:value-type="string">
            <text:p>Hi,<text:line-break/><text:line-break/>Sorry for my bad english.<text:line-break/><text:line-break/>I have some problems with the &amp;quot;-axes&amp;quot; option :<text:line-break/>I try to &amp;quot;automagically&amp;quot; digitize a curve which's X axis goes from 10.0 to 49.0 and Y axis goes from 0.6 to 2.0<text:line-break/>I launch engauge with &amp;quot;engauge -import mycurve.png -axes 10 49 0.6 2&amp;quot;<text:line-break/>The axes are perfectly detected (i processed a little bit &amp;quot;mycurve.png&amp;quot; with imagemagick before), but :<text:line-break/>1) It seems that the YMIN parameter has no effect. Could you confirm ?<text:line-break/>2) The XMIN parameter has troubling effect if it is different of zero. When i move the cursor vertically at X=10 (&amp;lt;=&amp;gt; on the Y axis), the displayed position &amp;quot;X&amp;quot; (on the bottom right corner of the screen) goes from 10 at the bottom of the Y line to &amp;quot;0&amp;quot; at the top of it. When i move the cursor vertically at X=25, the displayed &amp;quot;X&amp;quot; position goes from &amp;quot;25&amp;quot; to &amp;quot;15&amp;quot;. And so on... That's like if a little mouse had eaten the XMIN value of the Y axis's top point. I tried without success to catch it: i understand only a little bit C and not at all C++ (i'm not developper)...<text:line-break/><text:line-break/>Other problem (same curve as above) :<text:line-break/>The X axis is detected like a curve (it becomes green).<text:line-break/>I modify the &amp;quot;Settings/Discretize.../Intensity - Lower limit:&amp;quot; parameter from 0 to 1. Now, the X axis is not detected like a curve (ok for me).<text:line-break/>I close engauge, open the ~/.qt/engaugerc file (i use Linux). In the [discretize] section, the &amp;quot;intensity/thresholdlow&amp;quot; parameter is now =1 (good).<text:line-break/>I restart engauge : the X axis is always detected like a curve, and when i go to &amp;quot;Settings/Discretize.../Intensity&amp;quot;, the &amp;quot;Lower limit:&amp;quot; parameter is reset to 0 ! (return of the little mouse ? ;)<text:line-break/><text:line-break/>Some ideas / wishes :<text:line-break/>- have the possibility to use differents -text files : useful to have one &amp;quot;settings file&amp;quot; per type of graphic.<text:line-break/>- have an &amp;quot;-autoselect&amp;quot; option, which can... autoselect the curve if there is only one curve (or, maybe better, have a &amp;quot;-select XMIN XMAX YMIN YMAX&amp;quot; option which can select the curve in the defined rectangle).<text:line-break/>- have a &amp;quot;-quit&amp;quot; option, which can... automatically quit the program.<text:line-break/>I think you understood that the goal is to have a fully automated use of engauge...<text:line-break/><text:line-break/>Thanks for this wonderful software.<text:line-break/><text:line-break/>Jean-Michel\r<text:line-break/><text:line-break/>Agreed, the software is GREAT.<text:line-break/><text:line-break/>The autoselect option would be amazing, leading to automated batch processing? it would be unbelievable.<text:line-break/><text:line-break/>Hi all, <text:s text:c="2"/>n <text:s text:c="2"/>I have stumbled upon the same problem as jmbaud when trying to use the command line option &amp;quot;-axis&amp;quot;. The coordinate limits are -0.2 &amp;lt; x &amp;lt; 6.5, -1.2 &amp;lt; y &amp;lt; 1.2 and I have used the axis command line option like this: <text:s/><text:line-break/>engauge -axes -0.2 6.5 -1.2 1.2 -import sinus.png <text:s text:c="2"/>n <text:s text:c="2"/>I have also experimented with quotes and such, out of fear that e.g. &amp;quot;-0.2&amp;quot; would be interpreted as an illegal command line option. No tricks like that helped. <text:s text:c="2"/>The end points of the Engauge axes are then (-0.2, 0), (6.5, 0) and (0, 1.2) instead of (-0.2, -1.2), (6.5, -1.2) and (-0.2, 1.2) as expected. <text:s text:c="2"/>I too use Engauge 4.1. <text:s/>",</text:p>
          </table:table-cell>
        </table:table-row>
        <table:table-row table:style-name="ro18">
          <table:table-cell table:style-name="ce2" office:value-type="string" calcext:value-type="string">
            <text:p><text:s/>an analyzing many files with circular features and would like to have the program determine the location of the center of the circle or arc relative to the &amp;quot;Axes&amp;quot; coordinates and make the point available in the geometery table. The circle or arc could be defined automatically or manually. If the curve was automatically filled then the points could be &amp;quot;Best fit&amp;quot; to a circle and the center point would be that of the &amp;quot;Best fit&amp;quot; circle. If the the circle was defined manually, one could define an arc with three points and the center of the resulting circle would be available. I would be happy to discuss this in greater detail. <text:s/><text:line-break/>Thank you, <text:s text:c="2"/>n <text:s text:c="2"/>Andy</text:p>
          </table:table-cell>
        </table:table-row>
        <table:table-row table:style-name="ro13">
          <table:table-cell table:style-name="ce2" office:value-type="string" calcext:value-type="string">
            <text:p>I would like to be able to import points into engauge. Is there a way to do this?<text:line-break/><text:line-break/>Here is the use case. I have a photograph that I have processed externally to create edges. I then digitized the contour using engauge. Now I would like to compare the digitized contour to the original photograph to check for accuracy. Currently I am doing this in excel, but the lines in the excel chart are not scaled to the photograph (which I am using as a background image of the chart). I must carefully guess the scaling.<text:line-break/><text:line-break/>It would be much better if I could either<text:line-break/>1. import the points already created in engauge onto the original photograph<text:line-break/>or<text:line-break/>2. import the original photograph into the engauge session replacing the outline image originally used.<text:line-break/><text:line-break/>I think option 1. would be a more general solution.<text:line-break/><text:line-break/>Thanks "<text:line-break/><text:line-break/>Maybe using gnuplot would work. I googled 'gnuplot background image' and got several hits that looked promising. So, rather than import the points into engauge, you could import the points and the picture into gnuplot. <text:line-break/><text:line-break/>Gnuplot is open source and free, and command-line driven (although I see somebody has tried to build a graphical java interface)<text:line-break/><text:line-break/>Intersting idea. I have used gnuplot in that mode before, although in my experience it is not always easy to get the background image imported. gnuplot can be particular about the format of the image and the command parameters for importing.<text:line-break/><text:line-break/>I take it from this suggestion that engauge won't do it. I did try to fool engauge. I saved the project, then I copied the original image file to the file name of the externally processed image file. But apparently the project file (*.dig) has the original file imbedded in it, because when I opened it, it still had the original image</text:p>
          </table:table-cell>
        </table:table-row>
        <table:table-row table:style-name="ro19">
          <table:table-cell table:style-name="ce1" office:value-type="string" calcext:value-type="string">
            <text:p>I recently downloaded the Engauge Digitizer, and I must say I quite enjoy it. It has made my life MUCH easier. Although, I still haven't quite figured out how to digitize non-linear graphs. Is there a way to do this in Engauge? I am still new, so if you could walk me through step by step I would greatly appreciate it. Thanks!"</text:p>
          </table:table-cell>
        </table:table-row>
        <table:table-row table:style-name="ro20">
          <table:table-cell table:style-name="ce2" office:value-type="string" calcext:value-type="string">
            <text:p>I have installed Engauge Digitizer 4.1 logged in with my own account (I am an admin). However, when I log in as anyone else (admin or not) and attempt to open the program, it doesn't fully open. It creates a tile on the taskbar, but no window actually opens.<text:line-break/><text:line-break/>The machine is running Windows 7 Enterprise x64. I realize 4.1 is an older version of the program, but it is what was requested by a professor to be installed on all lab computers.\r</text:p>
          </table:table-cell>
        </table:table-row>
        <table:table-row table:style-name="ro14">
          <table:table-cell table:style-name="ce2" office:value-type="string" calcext:value-type="string">
            <text:p>Hi Sir, I want to plot Zero in Logarithmic scale then what i have to do ? <text:s text:c="2"/>here one dialog box is to block to enter the zero value in the logarithmic scale . <text:s text:c="2"/>If u know any alternative method please reply me <text:line-break/><text:line-break/>Sorry, but you cannot plot zero on a log scale. For example, a log scale with 1, 0.1, 0.001, 0.0001, and so on will always get closer and closer to zero but never get there (after another twenty tics you would be at 1E-24 which is 0.0000000000000000000000000001). <text:s/><text:line-break/>Normally we can just forget about plotting zero on a log scale, and use some narbitrary small value in its place (typically 10^-X where X=1 or 2 or 3 or ...) <text:s/></text:p>
          </table:table-cell>
        </table:table-row>
        <table:table-row table:style-name="ro21">
          <table:table-cell table:style-name="ce1" office:value-type="string" calcext:value-type="string">
            <text:p>Dear all. <text:s/><text:line-break/>I've emailed mmdigitizer@earthlink.net but it bounced due to prolonged ninactivity apparently. <text:s/><text:line-break/>I am a clinical researcher here in the UK and am seeking to convert a lot of npressure-volume loops of the left ventricle into numbers, so I can analyse them. <text:s/><text:line-break/>If you record pressure and volume over one cardiac cycle in the left ventricle nand then plot these 2 independent variables against each other, you create a PV loop. This is a circular data set, but uses only one set of x and y axis and obviously does not become negative. <text:s/><text:line-break/>However, when I try and analyse such a loop, the software is fine until I try nto go backwards to complete the loop, when it goes haywire. <text:s/><text:line-break/>Essentially I just want to digitize a circle, don't really know how and I am nsure I am missing something but didn't find a tutorial on such a topic. <text:line-break/><text:line-break/>ith the picture at [http://en.wikipedia.org/wiki/File:Cardiac_Presure_Volume_ Loop.jpg](http://en.wikipedia.org/wiki/File:Cardiac_Presure_Volume_Loop.jpg) in mind, I might suggest handling sections B and C as one curve, and section A as another curve. However, this assumes that C never goes past vertical (=has an overhang), because that would require an even more complicated approach. <text:s/><text:line-break/>Currently Engauge assumes each curve is a function, which is defined (as you nprobably know) as a relationship between Y and X in which there is only one Y value, or no Y value, for each X value. When this assumption is violated, the code gets confused, and you get the \"haywire\" problem you mentioned. <text:s/><text:line-break/>Perhaps another approach is to place the origin somewhere inside the loop, and nuse polar coordinates instead. In the simple PV loops I've seen so far, there seems to be only one R value for each THETA value, when the origin is placed in the middle of the loop. At export, the THETA and R values can be transformed into X and Y values, with some tedious work involved in translating the origin from the center of the loop to P=V=0 <text:s/><text:line-break/>Perhaps the next version of Engauge will support data like this, but that will nnot be available for a while. <text:s/><text:line-break/>Hope this helps.</text:p>
          </table:table-cell>
        </table:table-row>
        <table:table-row table:style-name="ro22">
          <table:table-cell table:style-name="ce2" office:value-type="string" calcext:value-type="string">
            <text:p>"My employees experienced that after working with ED for a certain amount of ntime, it crashes unexpectedly on pressing the \"Delete\" button (one thing that users should do very often). We run ED on Ubuntu 10.04. When ran from terminal, it displays a \"Segmentation fault\" error message before it destroys the ED program window.\</text:p>
          </table:table-cell>
        </table:table-row>
        <table:table-row table:style-name="ro23">
          <table:table-cell table:style-name="ce2" office:value-type="string" calcext:value-type="string">
            <text:p>i all, <text:s/><text:line-break/>I would like to digitize several diagrammes, but want to avoid the shore of ndefining the axes, &amp;quot;and all that&amp;quot; for each new picture. There is a command line flag for x- and y-axis max and min, but all the rest? The &amp;quot;discretize method selection&amp;quot; for instance (Settings --&amp;gt; Discretize...) is somewhat odd for my diagrams. <text:s/><text:line-break/>I would really hate having to preprocess all pictures externally. <text:s text:c="2"/>n <text:s text:c="2"/>Thanks <text:s/><text:line-break/>&amp;quot;Thumbs<text:line-break/><text:line-break/>I'm also interested in this. I have thousands of files to digitize and I use nthe same curve setup for each files (two curves with custom name and color, etc.). When I restart the program I lose all the settings.</text:p>
          </table:table-cell>
        </table:table-row>
        <table:table-row table:style-name="ro22">
          <table:table-cell table:style-name="ce2" office:value-type="string" calcext:value-type="string">
            <text:p>A very useful feature would be the ability to change between the different editing modes by using shortcut keys. For example, one could activate Curve points mode by pressing ctrl + q and activate Segment Fill mode by pressing ctrl + w. Is it possible to configure Engauge somehow this way or is there any workaround using an external application to achieve a shortkey setup like this?\</text:p>
          </table:table-cell>
        </table:table-row>
        <table:table-row table:style-name="ro20">
          <table:table-cell table:style-name="ce2" office:value-type="string" calcext:value-type="string">
            <text:p>Hello <text:s/><text:line-break/>We have a old plotter that produces Polar Plots that we are trying to digitize nto then be entered into our loging software. However when we export useing Interpolate Y's at grid line X's the plot is being distorted for the last 80 degrees. If we were to use Interpolate Y's at X's from all curves the plot figures look correct, However our logging software only lets us entre in 10degree steps. <text:s/><text:line-break/>i have check my Coordinate's are set to Polar Linear and degrees. Can anyone nhelp please </text:p>
          </table:table-cell>
        </table:table-row>
        <table:table-row table:style-name="ro24">
          <table:table-cell table:style-name="ce2" office:value-type="string" calcext:value-type="string">
            <text:p>How do you input error bar data from the digitized graph?</text:p>
          </table:table-cell>
        </table:table-row>
        <table:table-row table:style-name="ro25">
          <table:table-cell table:style-name="ce1" office:value-type="string" calcext:value-type="string">
            <text:p>1) I originally downloaded Digitizer v.1.6. I later downloaded v.2.5 but never really used it. I have recently downloaded v.2.12 and am discovering that .dig files created with the previous versions can't be opened with newer versions. So now I'm stuck still using v.1.6 (which lacks useful features) because I spent hours and hours creating the .dig files and don't want to recreate them every time a new version is released. Is there a work-around for this?<text:line-break/><text:line-break/>2) I am currently dealing with a few graphs coming from different sources that I want to plot together on a single chart for comparison. <text:s/>Is there a way to digitize one plot (from a bitmap), save as a text file, open another bitmap, and impose the text file data onto the bitmap (after coordinates are established)? <text:s/>Seems like simple logic to put into the program but I don't know if such logic has been created.<text:line-break/><text:line-break/>Thanks for any help you can give!</text:p>
          </table:table-cell>
        </table:table-row>
        <table:table-row table:style-name="ro5">
          <table:table-cell table:style-name="ce1" office:value-type="string" calcext:value-type="string">
            <text:p>First, I like to know the difference between curves and measures, both seems to be the same for me. And second I realize in the measure geometry window, if I digitize several measures points (15 for example), and after that digitize more than 15 points as curve points, in the measure geometry window the values of the curve points start to add to the measure values. If I digitize curve points, before measure points, in the measure geometry window appears the curve values, and start to replace with the measure values. because I never work with equal numbers of points, this is a problem for me. <text:line-break/>In advance thank you very much<text:line-break/>my e-mail is rodrigo.redenz@gmail.com </text:p>
          </table:table-cell>
        </table:table-row>
        <table:table-row table:style-name="ro4">
          <table:table-cell table:style-name="ce2" office:value-type="string" calcext:value-type="string">
            <text:p>I create a new curve via Settings/Curves, and I then select the new curve in the drop down box, so it should be the active curve, but Digitizer won't allow me to input any more axes points. <text:s/>I am trying to compensate for distortion in the scan by digitizing the curve in each gridline rectangle separately, but Digitizer won't permit me to input the gridline axes endpoints of the new curve gridline rectangle. It apparently wants me to use the same Axes endpoints for the new curve, but this defeats the purpose.<text:line-break/><text:line-break/>Engauge Digitizer can rotate, scale and skew (also known as shear) a single graph to remove rotation, scaling and skew distortions respectively. However, Engauge cannot compensate for keyhole distortion.<text:line-break/><text:line-break/>Rotation = graph is spun around a point.<text:line-break/>Scaling = graph is stretched/compressed vertically and/or horizontally.<text:line-break/>Skew = top is slid horizontally relative to bottom, or left is slid vertically relative to right.<text:line-break/>Keyhole = stretching/compressing is performed as a function of distance up and/or across, which turns a rectangle into a trapezoid or irregular quadrilateral.<text:line-break/><text:line-break/>Hopefully your graph has zero or one rotation distortion throughout, zero or one scaling distortion throughout, and zero or one skew distortion throughout, and no keyhole distortion. If this is true, then you only need 3 axis points to digitize every curve on the graph.<text:line-break/><text:line-break/>Mathematically, Engauge performs an affine transformation to remove certain types of distortions. Check out http://user.chem.tue.nl/jakvijn/tonc/affine.htm.<text:line-break/><text:line-break/>If you need additional help, please feel free to send your image to the email address displayed in the About Engauge dialog.<text:line-break/><text:line-break/>-Mark Mitchell"<text:line-break/><text:line-break/>Thanks for your response, and your kind offer of help. Unfortunately, all these timing diagrams are proprietary to the machine manufacturers. The manufacturers would not supply me with the curve points, for the same reason, and this is why I had to resort to digitizing. We are just using them for our mechanism simulations in our CAD system. So I cannot supply you with the scan.<text:line-break/>I do think that the distortion I see is of the general &amp;quot;Keyhole&amp;quot; variety you defined. That is why I felt that by digitizing the target timing curve in patches, I could minimize this distortion. Since there are gridlines in the plot, whose intersections would provide accurate new Axes Points, this approach should work. But I cannot get Digitizer to allow me to break the curve into pieces with new Axes Points. I do not see how this would fundamentally change anything in the affine transformation - there would just be several separate affine transformations for different curves, all of whom are really portions of the same curve. After all, a curvilinear coordinate system is an infinite set of coordinate frame transformations, varying at each point in the domain. <text:line-break/><text:line-break/>If you have access to the GIMP software, fixing your entire image can performed in a few seconds by using the &amp;quot;Change perspective of the layer or selection&amp;quot; tool. <text:line-break/> <text:line-break/>Typically, the easiest way to get that software is to find nearby computer with a linux installation, which will have the GIMP software already. If you only have access to a Windows computer, the other approach is to download the Knoppix linux distribution (go to http://www.knoppix.org and click on the american flag). Knoppix is great because you do NOT install it, but instead just burn it onto a dvd and then reboot your computer to have instant access to linux without the hassle of installing linux. Note that older versions of Knoppix will fit onto a cd, but newer versions require a dvd. If you try one of these linux solutions, there are no fees!<text:line-break/><text:line-break/>Otherwise, I don't see a useful approach using just Engauge. <text:line-break/> <text:line-break/>Good luck, <text:line-break/> <text:line-break/>Mark Mitchell </text:p>
          </table:table-cell>
        </table:table-row>
        <table:table-row table:style-name="ro26">
          <table:table-cell table:style-name="ce1" office:value-type="string" calcext:value-type="string">
            <text:p>Hi,<text:line-break/><text:line-break/>I was just trying to process a multi line graph and I can't seem to discretize a red trace. It seems like the white background registers as the same colour as red so I can't isolate that colour. Everything else worked fine. Can anyone help me out?<text:line-break/><text:line-break/>Cheers,<text:line-break/><text:line-break/>Kenneth<text:line-break/><text:line-break/>Kenneth,<text:line-break/><text:line-break/>are you sure you also tried discretizing based on hue? <text:line-break/>When two colors are quite close intensity wise, you should <text:line-break/>be able to separate them by one of the other options.<text:line-break/><text:line-break/>If it does not work out, an image demonstrating the problem<text:line-break/>would help. Just email me.<text:line-break/><text:line-break/>Good luck,<text:line-break/> tobias <text:line-break/><text:line-break/>es, Tobias is correct.<text:line-break/><text:line-break/>The various discretizing options (intensity, foreground, hue, saturation, value) can be surprisingly powerful. In the samples directory, the pointplot.bmp file is black and white, yet discretizing by hue lets you select the diamond points by specifying a range of 10 to 50, or the triangle points by specifying a range of 90 to 99. <text:line-break/><text:line-break/>Personally, I find it easier to just abandon theory and simply try out every discretizing option, and slide the range bars back and forth between histogram &amp;quot;mountains&amp;quot; until I get what I want. <text:line-break/><text:line-break/>In the Discretize settings dialog you can try various discretizing methods, and adjust the lower and upper limits until you've extracted just the pixels you want.<text:line-break/><text:line-break/>Tobias has sent me a patch regarding this issue, but I'll finish some ongoing work on Point Match before I look at that (probably tomorrow). I'll also try to capture some of these suggestions in the documentation.<text:line-break/><text:line-break/>-Mark Mitchell<text:line-break/><text:line-break/>Oops, my mistake. The previous message (2006-12-13 00:52) says &amp;quot;discretizing by hue&amp;quot;, but I later realized that I should have said &amp;quot;discretizing by intensity&amp;quot;. The rest of the message still holds true however.<text:line-break/><text:line-break/>-Mark Mitchell</text:p>
          </table:table-cell>
        </table:table-row>
        <table:table-row table:style-name="ro8">
          <table:table-cell table:style-name="ce2" office:value-type="string" calcext:value-type="string">
            <text:p>Im using v3 on linux and all functions seem to be working fine. However when i want to export the data, using export as/ export iotion, it says cannot save this document! Can any1 help?!?<text:line-break/>Thanx<text:line-break/><text:line-break/>Are you saving to directory where you have permission to create a file? Try creating a file in the same directory with the file name you were trying to export to, using some other tool like an editor.<text:line-break/><text:line-break/>At http://sourceforge.net/forum/forum.php?thread_id=975001&amp;amp;forum_id=229856 there is a discussion of how some users were having problems working with Chinese file names. Maybe you can try saving to a very simple file name to see if this fixes the problem.<text:line-break/><text:line-break/>If you still have a problem, please post the error message that you see, along with the file name and directory.<text:line-break/><text:line-break/>Good luck,<text:line-break/><text:line-break/>Mark Mitchell</text:p>
          </table:table-cell>
        </table:table-row>
        <table:table-row table:style-name="ro27">
          <table:table-cell table:style-name="ce1" office:value-type="string" calcext:value-type="string">
            <text:p>Hi,<text:line-break/><text:line-break/>I have maps with political boundaries on them and would like to digitize these boundaries into streams of points of longitude and latitude so that I may in turn reproduce them on other maps.<text:line-break/><text:line-break/>Can I do this with enguage?"<text:line-break/><text:line-break/>Sure, you can definitely mark political boundaries. Just be sure that each curve is connected as a Contour (in Settings / Curves / Properties / Connect As).<text:line-break/><text:line-break/>However, I should mention that this tool may not be the best tool for your task. The points on a curve are connected oldest-to-youngest. If you want to add some points somewhere in the middle, Engauge will not let you do so (although you can REMOVE points in the middle). If you need a free tool to do a little mapping, Engauge may be enough, but otherwise I suggest a more powerful GIS package.<text:line-break/><text:line-break/>Good luck,<text:line-break/>Mark Mitchell"</text:p>
          </table:table-cell>
        </table:table-row>
        <table:table-row table:style-name="ro28">
          <table:table-cell table:style-name="ce2" office:value-type="string" calcext:value-type="string">
            <text:p>As I said in other post - this software is incredible. <text:s/>Thank you for making it.<text:line-break/><text:line-break/>I've been able to do simple charts but I'm now doing several hundred more complex charts. <text:s/>The lastest chart to trace requires the Y-Axis to be output as stepped numbers, instead of the X-axis. <text:s/>I've been successful in getting only the X-Axis to export with a constant interval.<text:line-break/><text:line-break/>Looking at this chart...<text:line-break/><text:line-break/>http://t37sim.com/digitizer/top%20test%20copy.gif<text:line-break/><text:line-break/>One comes into the chart on the left with an integer between -60 and 60. <text:s/>Then a line is projected to the right until until a guideline is selected, then a line is projected downwards towards the X-Axis. <text:s/>Since they Y-Axis is an input and must start at an integer, the X-axis will end up with a real number, having a fractional component after the decimal point. <text:s/>In this case, how to I make the software give me an incremented Y-Axis, with a non-incremented X-axis result?<text:line-break/><text:line-break/>For example, a spreadsheet of inputs to outputs should look like this...<text:line-break/>Y-Axis + X-axis <text:s/>= Value @ 2000 PA<text:line-break/>====== <text:s text:c="2"/>====== <text:s/><text:line-break/>-3 <text:s text:c="6"/>4 <text:s text:c="6"/><text:line-break/>-2 <text:s text:c="6"/>4.9<text:line-break/>-1 <text:s text:c="6"/>5.34<text:line-break/>0 <text:s text:c="7"/>7.42<text:line-break/>1 <text:s text:c="7"/>9.212<text:line-break/>2 <text:s text:c="7"/>14.1<text:line-break/>3 <text:s text:c="7"/>17.2<text:line-break/>4 <text:s text:c="7"/>22.52<text:line-break/><text:line-break/>Secondly, for an X/Y axis intersection which does not fall on a guideline, or an interpolated guideline, how do I make Digizer put &amp;quot;X&amp;quot;'s instead extrapolated values that would fall outside the guidelines?<text:line-break/><text:line-break/>Thanks for the wonderful software,<text:line-break/>Enrique"<text:line-break/><text:line-break/>ello Enrique,<text:line-break/><text:line-break/>Three options come to mind. <text:line-break/><text:line-break/>The first approach is easiest. Simply switch the X and Y coordinates when you digitize the original image. Engauge will apply the even increments to what used to be the Y coordinates. After export you can reverse the coordinates to restore their original order.<text:line-break/><text:line-break/>The second approach is to rotate the diagram using image processing software like Adobe Photoshop, GIMP, or ImageMagick. All you need to do is rotate the image 90 degrees, and then the X and Y axes are effectively switched. Then, the evenly incremented steps that you want will be applied to what used to be the Y axis. An easy way to rotate hundreds of images using ImageMagick in Linux is to create an executable script with commands like:<text:line-break/> <text:s/>convert -rotate 90 input1.jpg output1.jpg<text:line-break/> <text:s/>convert -rotate 90 input2.jpg output2.jpg<text:line-break/> <text:s/>.<text:line-break/> <text:s/>.<text:line-break/> <text:s/>.<text:line-break/><text:line-break/>The final approach is to simply digitize the original graph using evenly incremented steps on the X axis. Then export the points and read them into a spreadsheet tool like Microsoft Excel, a script in Perl or other language, or an executable from C++ or other source code. Then, use an algorithm to pick evenly incremented steps along the Y axis and use interpolation to get the corresponding X points. This approach is the most painful, but it can be used to perform other tasks like rescaling.<text:line-break/><text:line-break/>Let me know if you have any other questions.<text:line-break/><text:line-break/>Good luck,<text:line-break/>Mark Mitchell"<text:line-break/><text:line-break/>After some further thinking, I realized that I should add to my previous post (sorry if this gets confusing...) <text:line-break/> <text:line-break/>Do NOT export evenly incremented X values using the third approach above. Instead, export the raw data points. The raw data points will probably have greater accuracy since (1) there are usually more and (2) a raw data point can be placed at each point of inflection so interpolation errors are reduced. In addition to better accuracy, the raw data points are never interpolated or extrapolated so your concern about extrapolation is no longer an issue. <text:line-break/> <text:line-break/>If you are trying to prevent extrapolation, I would recommend exporting raw data points. You'll probably also get better accuracy for the reasons I mentioned in the previous paragraph. <text:line-break/> <text:line-break/>For the benefit of anybody reading this post, I should also mention that sampling errors are discussed in the important Nyquist-Shannon sampling theorem at http://en.wikipedia.org/wiki/Shannon_sampling_theorem <text:line-break/> <text:line-break/>-Mark Mitchell</text:p>
          </table:table-cell>
        </table:table-row>
        <table:table-row table:style-name="ro29">
          <table:table-cell table:style-name="ce2" office:value-type="string" calcext:value-type="string">
            <text:p>Hi there.<text:line-break/>I am using this software to digitize some logs.<text:line-break/>Sometimes during digitization I noticed that instead of appearing, on the Curve Geometry info, <text:line-break/>exactly the values of the points I digitize (with their 4 decimal digits), they appear values<text:line-break/>that are connected with the errors that are on the lower right corner of the window.<text:line-break/>I give you below an example:<text:line-break/><text:line-break/>Normal digitization values<text:line-break/>26.8764\t1353.3<text:line-break/>27.1417\t1633.34<text:line-break/>27.1447\t1630.32<text:line-break/>27.1949\t1579.22<text:line-break/>27.2537\t1519.38<text:line-break/>27.3085\t1463.57<text:line-break/>27.3934\t1377.17<text:line-break/>27.409\t1361.37<text:line-break/>27.4149\t1355.32<text:line-break/>27.7569\t1557.37<text:line-break/>27.8154\t1497.86<text:line-break/>27.8216\t1491.47<text:line-break/><text:line-break/>Strange digitization values<text:line-break/>76.2162\t1316.14<text:line-break/>76.7568\t1321.52<text:line-break/>76.7568\t1308.74<text:line-break/>76.7568\t1301.35<text:line-break/>76.7568\t1307.74<text:line-break/>77.2973\t1315.81<text:line-break/>77.8378\t1310.76<text:line-break/>77.8378\t1312.11<text:line-break/>77.8378\t1306.73<text:line-break/>77.8378\t1313.79<text:line-break/>78.3784\t1309.75<text:line-break/>78.3784\t1317.15<text:line-break/>78.9189\t1306.39<text:line-break/><text:line-break/><text:line-break/>It looks like it keeps the error that appears on the lower rigth corner of the window and<text:line-break/>apply it during the picking of the points. So even if I move a little rigth or left I am<text:line-break/>still in the error window so my points even if they are in sligthly different positions<text:line-break/>are assigned with the same value.<text:line-break/><text:line-break/>Does anyone has observed the same behaviour or do you know why might be happening??<text:line-break/><text:line-break/>Thanx for any help and for a very handy software.<text:line-break/><text:line-break/>It sounds as if you are working at the resolution limit of the bitmap you have there. If not, it is probably best if you could provide the second file to investigate. <text:line-break/>Cheers,<text:line-break/>Tobias</text:p>
          </table:table-cell>
        </table:table-row>
        <table:table-row table:style-name="ro23">
          <table:table-cell table:style-name="ce2" office:value-type="string" calcext:value-type="string">
            <text:p>Hi<text:line-break/><text:line-break/>I get this error:<text:line-break/>Out of memory in c:\\engauge_dev\\engauge\\src\\pointmatchthread.cpp at line 61.<text:line-break/>when trying to match a point on an imported graph.<text:line-break/><text:line-break/>any idea what s happening?<text:line-break/><text:line-break/>thanks"</text:p>
          </table:table-cell>
        </table:table-row>
        <table:table-row table:style-name="ro30">
          <table:table-cell table:style-name="ce2" office:value-type="string" calcext:value-type="string">
            <text:p>How does one convert a Open, High, Low, Close (OHLC) stock chart (png image) to OHLC data so that it can be imported into a stock charting package. I have tried but to no avail.\</text:p>
          </table:table-cell>
        </table:table-row>
        <table:table-row table:style-name="ro31">
          <table:table-cell table:style-name="ce2" office:value-type="string" calcext:value-type="string">
            <text:p>Hello,<text:line-break/><text:line-break/>I fixed the couple of bugs that I and others have encountered with 5.1. <text:s/>I also went ahead and made an installer that does the typical Windows installation steps. <text:s/><text:line-break/><text:line-break/> 1. It gives the option to create a \"Start menu\" shortcut. <text:s/>This includes a link to the user manual and the uninstaller as well as the exe.<text:line-break/> 2. It gives the option of associating the DIG file type with the Engauge exe so double clicking will open it<text:line-break/> 3. It registers the uninstaller so you can uninstall via the Control Panel.<text:line-break/> 4. It includes all of the dependencies (DLLs) as well as all of the source<text:line-break/><text:line-break/>The installer is at http://bconverged.com/download.php#engauge<text:line-break/>Let me know if you find any issues.<text:line-break/><text:line-break/>Devs, could I have access to the source repository or could I send someone my changes? <text:s/>Thanks<text:line-break/><text:line-break/>Hello,<text:line-break/><text:line-break/>I posted an updated installer with a bug fix. <text:s/>There was a mistake in the Start menu's shortcut to the uninstaller. <text:s/>It is fixed in revision 5.1.002.<text:line-break/><text:line-break/>Devs, I would love to contribute to this project. <text:s/>I started migrating the codebase away from depending on the Qt3Support4 library since it is no longer supported in Qt5 and was only meant to be a temporary bridge. <text:s/>I would also like to help you with maintaining the Windows distro. <text:s/>While it may not be the primary development OS, it's support should be a priority. <text:s/>This week 91% of this version's exe downloads (84% of all downloads) have been a Windows build that does not work.<text:line-break/><text:line-break/>Jeff",</text:p>
          </table:table-cell>
        </table:table-row>
        <table:table-row table:style-name="ro23">
          <table:table-cell table:style-name="ce2" office:value-type="string" calcext:value-type="string">
            <text:p>A .dig file created by Engauge 4.1 can not be open in 5.1. This question has been answered at:<text:line-break/>https://sourceforge.net/p/digitizer/discussion/229857/thread/4b24abb6/?limit=25#d9a0<text:line-break/>but can't find any file digitdoc.cpp. A further instruction is needed.<text:line-break/><text:line-break/>Second problem is that if more than 2 curves are digitized in Engauge 5.1 then the Export as does not work and Engauge Digitizer crashes. I am using a 64 bit machine.<text:line-break/><text:line-break/>thanks<text:line-break/>~m</text:p>
          </table:table-cell>
        </table:table-row>
        <table:table-row table:style-name="ro32">
          <table:table-cell table:style-name="ce2" office:value-type="string" calcext:value-type="string">
            <text:p>Hi All,<text:line-break/><text:line-break/> <text:s text:c="2"/>I just downloaded the windows zip file for Engauge Digitizer ( digit-exe-windows-5_1.zip ), but can't run the software because I get a system error stating that \"The program can't start because Qt3Support4.dll is missing from your computer. Try reinstalling the program to fix this problem\". I'm running Windows 64.<text:line-break/><text:line-break/> <text:s text:c="2"/>What do I have to do to get the software running?<text:line-break/><text:line-break/>Thanks in advance,<text:line-break/><text:line-break/>Shaun<text:line-break/><text:line-break/>You need Qt3Supportd4.dll, not Qt3Support4.dll.<text:line-break/><text:line-break/>Thanks,<text:line-break/><text:line-break/>Manir<text:line-break/><text:line-break/>It is asking for the several Qt dll files to run -- Qtcored4.dll QtGuid4.dll ... ... etc.<text:line-break/><text:line-break/>Thanks,<text:line-break/><text:line-break/>Manir",<text:line-break/><text:line-break/>Same problems here. I finally gave up and downloaded 4.1. It works like a charm. A huge thanks to the developers. (By the way, the nearest proprietary Windows solution is the digitize option in Find Graph by uniphiz.com which never worked for me).<text:line-break/><text:line-break/>Hey All. <text:s/>I resolved this problem by installing Qt 4.8.4 (Qt 5 did not have the legacy Qt3 libraries) and copying all the *d4.dll files from the Qt bin directory to the engauge directory. <text:s/>I'm fairly sure there's a way to tell Windows/Engauge to look in the Qt directory for the dll files, but copying was a quick and dirty way. <text:s/>Everything seems to be working for me.</text:p>
          </table:table-cell>
        </table:table-row>
        <table:table-row table:style-name="ro33">
          <table:table-cell table:style-name="ce2" office:value-type="string" calcext:value-type="string">
            <text:p>I wasn't able to open a .dig file saved by Engauge 4.1 with Engauge 5.0. Compiling Engauge 5.0 from source didn't help either. It gives me a popup saying: \"I/0 Error! Invalid file format! Skipping file\". The only difference I've found in the openDocument function is right in the beginning<text:line-break/>Version 5.0 contains<text:line-break/>====================================<text:line-break/> <text:s/>QFile f(filename);<text:line-break/> <text:s/>if (!f.open (QIODevice::ReadOnly))<text:line-break/> <text:s text:c="3"/>return false;<text:line-break/>====================================<text:line-break/>whereas 4.1:<text:line-break/>====================================<text:line-break/> <text:s/>QFile f(filename);<text:line-break/> <text:s/>if (!f.open (IO_ReadOnly))<text:line-break/> <text:s text:c="3"/>return false;<text:line-break/>====================================<text:line-break/>Any idea about what might causes this behaviour would be highly appreciated. My platform is:<text:line-break/>uname -a:<text:line-break/>=========<text:line-break/>Linux * 3.5.0-21-generic #32-Ubuntu SMP Tue Dec 11 18:51:59 UTC 2012 x86_64 x86_64 x86_64 GNU/Linux<text:line-break/>lsb_release -a:<text:line-break/>===============<text:line-break/>No LSB modules are available.<text:line-break/>Distributor ID:\tUbuntu<text:line-break/>Description:\tUbuntu 12.10<text:line-break/>Release:\t12.10<text:line-break/>Codename:\tquantal<text:line-break/><text:line-break/><text:line-break/>The problem is the QColor class. <text:s/>It serializes differently in Qt4 than Qt3.<text:line-break/>This fragment fixed the problem in my digitdoc.cpp<text:line-break/><text:line-break/> <text:s/>if (versionNumber &gt; 5) <text:line-break/> <text:s/>{<text:line-break/> <text:s text:c="4"/>str &gt;&gt; m_gridRemovalSettings.color;<text:line-break/> <text:s/>}<text:line-break/> <text:s/>else<text:line-break/> <text:s/>{<text:line-break/> <text:s text:c="4"/>Q_UINT32 p;<text:line-break/> <text:s text:c="4"/>str &gt;&gt; p;<text:line-break/> <text:s text:c="4"/>m_gridRemovalSettings.color.setRgb( p );<text:line-break/> </text:p>
          </table:table-cell>
        </table:table-row>
        <table:table-row table:style-name="ro34">
          <table:table-cell table:style-name="ce1" office:value-type="string" calcext:value-type="string">
            <text:p>It would be good idea to add the small window with zoom<text:line-break/>lens property.<text:line-break/>It helps to set the line points on big images without<text:line-break/>using &amp;quot;zoom&amp;quot;<text:line-break/>for picture and improve usability.<text:line-break/><text:line-break/>sorry for english :)</text:p>
          </table:table-cell>
        </table:table-row>
        <table:table-row table:style-name="ro35">
          <table:table-cell table:style-name="ce1" office:value-type="string" calcext:value-type="string">
            <text:p>must be also posibility to add error bars for each<text:line-break/>point simultaneously.\r</text:p>
          </table:table-cell>
        </table:table-row>
        <table:table-row table:style-name="ro16">
          <table:table-cell table:style-name="ce1" office:value-type="string" calcext:value-type="string">
            <text:p>Some plots have not good defined axis coord. (they are<text:line-break/>not readable in some old articles)<text:line-break/>In this case one needs to define such points with known<text:line-break/>(for sample in article ) points on the plotted line.<text:line-break/>Grid lines can help in some cases only.<text:line-break/>For such situation one needs help lines like in Gimp,<text:line-break/>Photoshop and other drawing progz... They could be<text:line-break/>moved to some known point on the line and cross point<text:line-break/>from helpline and axis cold be interpreted as a axis point\</text:p>
          </table:table-cell>
        </table:table-row>
        <table:table-row table:style-name="ro36">
          <table:table-cell table:style-name="ce1" office:value-type="string" calcext:value-type="string">
            <text:p>Engauge <text:s/>is a great program from the user interface view, <text:line-break/>but has deficiencies in accuracy. This because the whole <text:line-break/>coordinate transformation (pixel coordinates --&gt; x, y) <text:line-break/>rests on only 3 points, defining scale x, scale y, and the <text:line-break/>origin. Small errors in defining the axis points can lead to <text:line-break/>rather large errors in the x, y coordinates: easily visible if <text:line-break/>one actives the grid display. <text:line-break/>An \"expert mode\" is proposed by which the user can <text:line-break/>input an arbitrary number of x/y-axis points (many <text:line-break/>scanned plots have y-axes both left and right, x-axes on <text:line-break/>the bottom and top, and grid lines within the plot area). It <text:line-break/>would also be good here to have a window with a <text:line-break/>magnifying lens around the area where the axis point is <text:line-break/>set and a possibility to move (with the mouse or the <text:line-break/>arrow keys) the set point by small increments even after <text:line-break/>the x,y-coordinates have been input.<text:line-break/>Now the algorithm would calculate the \"best fit\" <text:line-break/>transformations constants from the image coordinate <text:line-break/>system (X,Y, given by some arbitrary pixel coordinates in <text:line-break/>the graph) and the x,y-coordinates: this is a problem well <text:line-break/>known in astronomy (astrometry of photographic images) <text:line-break/>and is solved by defining<text:line-break/>x = a1*X + b1*Y + c1 ( + d1*X^2 + e1*X*Y + f1 * Y^2)<text:line-break/>y = a2*X + b2*Y + c2 ( + d2*X^2 + e2*X*Y + f2 * Y^2)<text:line-break/>and solving the resulting so-called 'normal equations' (1/2 <text:line-break/>* number of axis points &gt; number of constants) are <text:line-break/>solved by standard linear algebra methods. <text:line-break/>The resulting transformation equation should not only <text:line-break/>truly compensate for scale and rotation but also spherical <text:line-break/>image distortion and other <text:s/>effects caused by scanner <text:line-break/>optics. One can also calculate the associated errors and <text:line-break/>predict (error propagation) the uncertainties of the <text:line-break/>digitized points due to axis uncertainties (usually much <text:line-break/>much greater that one pixel and much greater than, e.g., <text:line-break/>typical line widths!). In the process, outliers can be <text:line-break/>identified (i.e., gross errors due to input of wrong <text:line-break/>numbers) and the user be asked to correct the suspect <text:line-break/>axis points. <text:line-break/>I am happy to help with the algorithm!</text:p>
          </table:table-cell>
        </table:table-row>
        <table:table-row table:style-name="ro31">
          <table:table-cell table:style-name="ce2" office:value-type="string" calcext:value-type="string">
            <text:p>"In some plots, the x-axis does not coincide with a y<text:line-break/>tick (known y value), and similarly the y-axis occurs<text:line-break/>at an unknown x value. <text:s/>The usual method of entering<text:line-break/>(x,y) pairs at three locations to define the coordinate<text:line-break/>system doesn't work easily. <text:s/>It would be helpful to<text:line-break/>have a mode where you could enter two x values to<text:line-break/>define the x coordinates and two y values to define the<text:line-break/>y coordinates, without having to know x and y together<text:line-break/>at any one point.<text:line-break/><text:line-break/>A different solution to the same issue would be (as I<text:line-break/>think somebody else here is suggesting) to provide a<text:line-break/>simple means of drawing guide lines on top of the plot;<text:line-break/>the intersections of guidelines drawn at known x values<text:line-break/>with those drawn at known y values would then provide<text:line-break/>points with known (x,y) coordinates<text:line-break/><text:line-break/> am considering adding a 'Unusual axes wizard' that would address the following situations:<text:line-break/>1) Disconnected x axes and y axes (this situation)<text:line-break/>2) Annular polar plots with the center corresponding to a nonzero R value<text:line-break/>3) Users wants many axes points for better accuracy<text:line-break/>The idea is that the wizard would be a pre-processor to address these specific needs. It would generate the 3-axis points that the rest of Engauge expects. This would also prevent complications in the user manual like 'use 3 axis points, unless you have an annular plot so you have to do X, or if you have disconnected axes so you have to do Y, or you want extra accuracy so you have to do Z'. Once the wizard is closed the software would work as before. "</text:p>
          </table:table-cell>
        </table:table-row>
        <table:table-row table:style-name="ro23">
          <table:table-cell table:style-name="ce2" office:value-type="string" calcext:value-type="string">
            <text:p>"This feature may already exist but I haven't figured out how to do it.<text:line-break/><text:line-break/>It would be great if it was possible to rename the x-axis so the output csv would have a custom column heading for the x data. For instance, if the graph I'm digitizing has corneal thickness as the x axis I would like the output csv to have \"Corneal Thickness (mm)\" as the column heading for the x data.<text:line-break/><text:line-break/>Cheers,<text:line-break/><text:line-break/>Kenneth</text:p>
          </table:table-cell>
        </table:table-row>
        <table:table-row table:style-name="ro13">
          <table:table-cell table:style-name="ce2" office:value-type="string" calcext:value-type="string">
            <text:p>Currently engauge has no .desktop file in /usr/share/applications, which results in it not having a menu item by default (in GNOME at least). Also file associations are not working by default. It is quite confusing for a new user to install an application and not have an entry in the desktop menu. Something like this would do as a start<text:line-break/><text:line-break/>[Desktop Entry]<text:line-break/>Name=Engauge Digitizer<text:line-break/>Comment=Extract numerical data from a graph<text:line-break/>TryExec=engauge<text:line-break/>Exec=engauge %f<text:line-break/>Icon=engauge<text:line-break/>Terminal=false<text:line-break/>Type=Application<text:line-break/>Categories=Science;Education;<text:line-break/><text:line-break/>and of course a default icon 'engauge.png' or whatever should be added to /usr/share/pixmaps.<text:line-break/><text:line-break/>But this would only add a menu entry, not associate filetypes. Currently, file(1) does not recognise the engauge file format, this would be a good thing. Then in the .desktop file, a line the following could be added:<text:line-break/><text:line-break/>MimeType=application/x-engauge-digitizer<text:line-break/><text:line-break/>Finally it would be nice to be able to open supported image formats, these should be added to MimeType. But currently engauge requires a different command-line switch when importing them, so either engauge should support importing without an argument, or an extra .desktop file should be added that has no menu icon but has: Exec=engauge -import %f.<text:line-break/><text:line-break/>For more information, see http://www.freedesktop.org/wiki/Specifications/desktop-entry-spec </text:p>
          </table:table-cell>
        </table:table-row>
        <table:table-row table:style-name="ro25">
          <table:table-cell table:style-name="ce1" office:value-type="string" calcext:value-type="string">
            <text:p>Hello,<text:line-break/><text:line-break/>sometimes I have to calculate an area of a part of an image (SEM, TEM images, etc...).<text:line-break/>I could export the coordinate points in another program or do the calculation by hand,<text:line-break/>but I think that a \"calculate area\" function would be very nice and useful!<text:line-break/><text:line-break/>To have an idea of what I mean, here there is an example working for Google maps:<text:line-break/>http://www.daftlogic.com/sandbox-google-maps-area-calculator-tool.htm<text:line-break/><text:line-break/>Thank you.<text:line-break/>Ciao<text:line-break/>Fra</text:p>
          </table:table-cell>
        </table:table-row>
        <table:table-row table:style-name="ro37" table:number-rows-repeated="1048523">
          <table:table-cell/>
        </table:table-row>
        <table:table-row table:style-name="ro37">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Mono" svg:font-family="'Liberation Mono'"/>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number-style style:name="N121P0" style:volatile="true">
      <number:text>$</number:text>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style:style style:name="Default" style:family="table-cell"/>
    <style:style style:name="Result" style:family="table-cell" style:parent-style-name="Default">
      <style:text-properties style:use-window-font-color="true"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Result2" style:family="table-cell" style:parent-style-name="Default" style:data-style-name="N121">
      <style:text-properties style:use-window-font-color="true"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Heading" style:family="table-cell" style:parent-style-name="Default">
      <style:text-properties style:use-window-font-color="true"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text-properties style:use-window-font-color="true" fo:font-size="16pt" fo:font-style="italic" fo:font-weight="bold" style:font-size-asian="16pt" style:font-style-asian="italic" style:font-weight-asian="bold" style:font-size-complex="16pt" style:font-style-complex="italic" style:font-weight-complex="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style:first-page-number="continue"/>
      <style:header-styl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1-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09T12:58:00.624307633</dc:date>
    <meta:generator>LibreOffice/4.2.7.2$Linux_x86 LibreOffice_project/420m0$Build-2</meta:generator>
    <meta:editing-duration>P0D</meta:editing-duration>
    <meta:editing-cycles>1</meta:editing-cycles>
    <meta:document-statistic meta:table-count="1" meta:cell-count="52" meta:object-count="0"/>
  </office:meta>
</office:document-meta>
</file>